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99cm" fo:margin-left="-0.115cm" fo:margin-right="0.014cm" table:align="margins"/>
    </style:style>
    <style:style style:name="Table1.A" style:family="table-column">
      <style:table-column-properties style:column-width="2.117cm" style:rel-column-width="8113*"/>
    </style:style>
    <style:style style:name="Table1.B" style:family="table-column">
      <style:table-column-properties style:column-width="4.531cm" style:rel-column-width="17369*"/>
    </style:style>
    <style:style style:name="Table1.C" style:family="table-column">
      <style:table-column-properties style:column-width="3.704cm" style:rel-column-width="14198*"/>
    </style:style>
    <style:style style:name="Table1.D" style:family="table-column">
      <style:table-column-properties style:column-width="6.745cm" style:rel-column-width="2585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style:font-name="Comic Sans MS" fo:font-size="11pt" fo:font-weight="bold" style:font-size-asian="11pt" style:font-weight-asian="bold"/>
    </style:style>
    <style:style style:name="P6" style:family="paragraph" style:parent-style-name="Header">
      <style:paragraph-properties fo:margin-left="0.215cm" fo:margin-right="0.215cm" fo:text-align="center" style:justify-single-word="false" fo:text-indent="0cm" style:auto-text-indent="false"/>
      <style:text-properties style:font-name="Comic Sans MS" fo:font-size="6pt" fo:font-weight="bold" style:font-size-asian="6pt" style:font-weight-asian="bold" style:font-size-complex="6pt"/>
    </style:style>
    <style:style style:name="P7" style:family="paragraph" style:parent-style-name="Table_20_Contents">
      <style:paragraph-properties text:number-lines="false" text:line-number="0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1f4daa" officeooo:paragraph-rsid="001fe955"/>
    </style:style>
    <style:style style:name="T1" style:family="text">
      <style:text-properties officeooo:rsid="001f4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P L A N O <text:s text:c="2"/>A L I M E N T A R <text:s text:c="2"/>S U G E R I D O</text:p>
      <text:p text:style-name="P2"/>
      <text:p text:style-name="P7">PACIENTE: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REFEIÇÃO</text:p>
          </table:table-cell>
          <table:table-cell table:style-name="Table1.A1" office:value-type="string">
            <text:p text:style-name="P3">ALIMENTO</text:p>
          </table:table-cell>
          <table:table-cell table:style-name="Table1.A1" office:value-type="string">
            <text:p text:style-name="P1">QUANTIDADE</text:p>
          </table:table-cell>
          <table:table-cell table:style-name="Table1.D1" office:value-type="string">
            <text:p text:style-name="P3">EQUIVALENTES</text:p>
          </table:table-cell>
        </table:table-row>
        <table:table-row>
          <table:table-cell table:style-name="Table1.A2" office:value-type="string">
            <text:p text:style-name="P4"/>
            <text:p text:style-name="P4">DESJEJUM</text:p>
            <text:p text:style-name="P4"/>
            <text:p text:style-name="P4">06:30 hs</text:p>
            <text:p text:style-name="P4"/>
          </table:table-cell>
          <table:table-cell table:style-name="Table1.A2" office:value-type="string">
            <text:p text:style-name="Table_20_Contents">Mamão</text:p>
            <text:p text:style-name="Table_20_Contents">Leite integral em pó</text:p>
            <text:p text:style-name="Table_20_Contents">Pão francês</text:p>
            <text:p text:style-name="Table_20_Contents">Aimpim cozido</text:p>
            <text:p text:style-name="Table_20_Contents">Açúcar</text:p>
            <text:p text:style-name="Table_20_Contents">Margarina</text:p>
            <text:p text:style-name="Table_20_Contents">Queijo ricota</text:p>
          </table:table-cell>
          <table:table-cell table:style-name="Table1.A2" office:value-type="string">
            <text:p text:style-name="Table_20_Contents">01 fatia</text:p>
            <text:p text:style-name="Table_20_Contents">02 colher sopa</text:p>
            <text:p text:style-name="Table_20_Contents">01 unidade</text:p>
            <text:p text:style-name="Table_20_Contents">½ xícara</text:p>
            <text:p text:style-name="Table_20_Contents">01 colher sopa</text:p>
            <text:p text:style-name="Table_20_Contents">01 colher sobremesa</text:p>
            <text:p text:style-name="Table_20_Contents">02 fatias</text:p>
          </table:table-cell>
          <table:table-cell table:style-name="Table1.D2" office:value-type="string">
            <text:p text:style-name="Table_20_Contents">01 porção do grupo IX – Fruta B</text:p>
            <text:p text:style-name="Table_20_Contents">01 porção do grupo I – Leites</text:p>
            <text:p text:style-name="Table_20_Contents">01 porção do grupo II – Pães</text:p>
            <text:p text:style-name="Table_20_Contents">01 porção do grupo II – Pães</text:p>
            <text:p text:style-name="Table_20_Contents">01 colher mel, melaço ou mascavo</text:p>
            <text:p text:style-name="Table_20_Contents">01 porção do grupo V – Gord/óleos</text:p>
            <text:p text:style-name="Table_20_Contents">02 porções do grupo VII – Queijos</text:p>
          </table:table-cell>
        </table:table-row>
        <table:table-row>
          <table:table-cell table:style-name="Table1.A2" office:value-type="string">
            <text:p text:style-name="P4">LANCHE</text:p>
            <text:p text:style-name="P4"/>
            <text:p text:style-name="P4">09:30 hs</text:p>
          </table:table-cell>
          <table:table-cell table:style-name="Table1.A2" office:value-type="string">
            <text:p text:style-name="Table_20_Contents">Tangerina</text:p>
          </table:table-cell>
          <table:table-cell table:style-name="Table1.A2" office:value-type="string">
            <text:p text:style-name="Table_20_Contents">01 unidade</text:p>
          </table:table-cell>
          <table:table-cell table:style-name="Table1.D2" office:value-type="string">
            <text:p text:style-name="Table_20_Contents">01 porção do grupo IX – Fruta A</text:p>
          </table:table-cell>
        </table:table-row>
        <table:table-row>
          <table:table-cell table:style-name="Table1.A2" office:value-type="string">
            <text:p text:style-name="P4">ALMOÇO</text:p>
            <text:p text:style-name="P4"/>
            <text:p text:style-name="P4">12:30 hs</text:p>
          </table:table-cell>
          <table:table-cell table:style-name="Table1.A2" office:value-type="string">
            <text:p text:style-name="Table_20_Contents">Salada crua</text:p>
            <text:p text:style-name="Table_20_Contents">Salada cozida</text:p>
            <text:p text:style-name="Table_20_Contents">Azeite doce</text:p>
            <text:p text:style-name="Table_20_Contents">Feijão</text:p>
            <text:p text:style-name="Table_20_Contents">Arroz com cenoura</text:p>
            <text:p text:style-name="Table_20_Contents">Peixe cozido</text:p>
            <text:p text:style-name="Table_20_Contents">Laranja</text:p>
            <text:p text:style-name="Table_20_Contents">Mel</text:p>
          </table:table-cell>
          <table:table-cell table:style-name="Table1.A2" office:value-type="string">
            <text:p text:style-name="Table_20_Contents">01 prato sobremesa</text:p>
            <text:p text:style-name="Table_20_Contents">04 colheres sopa</text:p>
            <text:p text:style-name="Table_20_Contents">01 colher sopa</text:p>
            <text:p text:style-name="Table_20_Contents">01 concha</text:p>
            <text:p text:style-name="Table_20_Contents">04 colheres sopa</text:p>
            <text:p text:style-name="Table_20_Contents">02 postas</text:p>
            <text:p text:style-name="Table_20_Contents">01 unidade</text:p>
            <text:p text:style-name="Table_20_Contents">01 colher sopa</text:p>
          </table:table-cell>
          <table:table-cell table:style-name="Table1.D2" office:value-type="string">
            <text:p text:style-name="Table_20_Contents">Mín.2 tipos de vegetais do grupo VIII</text:p>
            <text:p text:style-name="Table_20_Contents">Mín.2 tipos de vegetais do grupo VIII</text:p>
            <text:p text:style-name="Table_20_Contents">01 porção do grupo V – Gord/óleos</text:p>
            <text:p text:style-name="Table_20_Contents">01 porção do grupo IV – Leguminosas</text:p>
            <text:p text:style-name="Table_20_Contents">01 porção do grupo III– Arroz</text:p>
            <text:p text:style-name="Table_20_Contents">02 porções do grupo VI - Carnes</text:p>
            <text:p text:style-name="Table_20_Contents">01 porção do grupo IX – Fruta A</text:p>
            <text:p text:style-name="Table_20_Contents">01 colher de açúcar ou melaço</text:p>
          </table:table-cell>
        </table:table-row>
        <table:table-row>
          <table:table-cell table:style-name="Table1.A2" office:value-type="string">
            <text:p text:style-name="P4">LANCHE</text:p>
            <text:p text:style-name="P4"/>
            <text:p text:style-name="P4">16 hs</text:p>
          </table:table-cell>
          <table:table-cell table:style-name="Table1.A2" office:value-type="string">
            <text:p text:style-name="Table_20_Contents">Maçã</text:p>
          </table:table-cell>
          <table:table-cell table:style-name="Table1.A2" office:value-type="string">
            <text:p text:style-name="Table_20_Contents">01 unidade</text:p>
          </table:table-cell>
          <table:table-cell table:style-name="Table1.D2" office:value-type="string">
            <text:p text:style-name="Table_20_Contents">01 porção do grupo IX – Fruta B</text:p>
          </table:table-cell>
        </table:table-row>
        <table:table-row>
          <table:table-cell table:style-name="Table1.A2" office:value-type="string">
            <text:p text:style-name="P4">JANTAR</text:p>
            <text:p text:style-name="P4"/>
            <text:p text:style-name="P4">19 hs</text:p>
          </table:table-cell>
          <table:table-cell table:style-name="Table1.A2" office:value-type="string">
            <text:p text:style-name="Table_20_Contents">Sopa de legumes s/massa</text:p>
            <text:p text:style-name="Table_20_Contents">Frango grelhado desfiado</text:p>
            <text:p text:style-name="Table_20_Contents">Paõ integral</text:p>
            <text:p text:style-name="Table_20_Contents">Inhame cozido</text:p>
            <text:p text:style-name="Table_20_Contents">Iogurte integral</text:p>
            <text:p text:style-name="Table_20_Contents">Açúcar</text:p>
            <text:p text:style-name="Table_20_Contents">Melão</text:p>
          </table:table-cell>
          <table:table-cell table:style-name="Table1.A2" office:value-type="string">
            <text:p text:style-name="Table_20_Contents">01 prato sopa</text:p>
            <text:p text:style-name="Table_20_Contents">02 sobrecoxas</text:p>
            <text:p text:style-name="Table_20_Contents">02 fatias</text:p>
            <text:p text:style-name="Table_20_Contents">01 fatia</text:p>
            <text:p text:style-name="Table_20_Contents">01 copo</text:p>
            <text:p text:style-name="Table_20_Contents">01 colher sopa</text:p>
            <text:p text:style-name="Table_20_Contents">01 fatia</text:p>
          </table:table-cell>
          <table:table-cell table:style-name="Table1.D2" office:value-type="string">
            <text:p text:style-name="Table_20_Contents">Mín.3 tipos de vegetais do grupo VIII</text:p>
            <text:p text:style-name="Table_20_Contents">02 porções do grupo VI – Carnes</text:p>
            <text:p text:style-name="Table_20_Contents">01 porção do grupo II – Pães</text:p>
            <text:p text:style-name="Table_20_Contents">01 porção do grupo II – Pães</text:p>
            <text:p text:style-name="Table_20_Contents">01 porção do grupo I – Leites</text:p>
            <text:p text:style-name="Table_20_Contents">01 colher de mel ou melaço</text:p>
            <text:p text:style-name="Table_20_Contents">01 porção do grupo IX – Fruta A</text:p>
          </table:table-cell>
        </table:table-row>
        <table:table-row>
          <table:table-cell table:style-name="Table1.A2" office:value-type="string">
            <text:p text:style-name="P4">CEIA</text:p>
            <text:p text:style-name="P4"/>
            <text:p text:style-name="P4">22 hs</text:p>
          </table:table-cell>
          <table:table-cell table:style-name="Table1.A2" office:value-type="string">
            <text:p text:style-name="Table_20_Contents">Leite integral</text:p>
            <text:p text:style-name="Table_20_Contents">Pêra</text:p>
            <text:p text:style-name="Table_20_Contents">Açúcar</text:p>
          </table:table-cell>
          <table:table-cell table:style-name="Table1.A2" office:value-type="string">
            <text:p text:style-name="Table_20_Contents">01 copo</text:p>
            <text:p text:style-name="Table_20_Contents">01 unidade</text:p>
            <text:p text:style-name="Table_20_Contents">01 coher sopa</text:p>
          </table:table-cell>
          <table:table-cell table:style-name="Table1.D2" office:value-type="string">
            <text:p text:style-name="Table_20_Contents">01 porção do grupo I – Leites</text:p>
            <text:p text:style-name="Table_20_Contents">01 porção do grupo IX – Fruta B</text:p>
            <text:p text:style-name="Table_20_Contents">01 colher mel, melaço ou mascavo</text:p>
          </table:table-cell>
        </table:table-row>
      </table:table>
      <text:p text:style-name="Standard"/>
      <text:p text:style-name="Standard">Este plano proporsto é adequado ao seu momento atual. Assim, qualquer alteração no seu estado físico, na sua saúde ou exames necessita ser revista. Mantenha o seu tratamento comparecendo às consultas de retorno conforme marcado.<text:span text:style-name="T1">(padrão)</text:span></text:p>
      <text:p text:style-name="Standard"/>
      <text:p text:style-name="P8">Ana Cláudia</text:p>
      <text:p text:style-name="P8">Nutricion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raldo Duran</meta:initial-creator>
    <meta:creation-date>2007-09-05T11:14:34</meta:creation-date>
    <dc:date>2015-06-22T16:22:26.796000000</dc:date>
    <meta:printed-by>Deraldo Duran</meta:printed-by>
    <meta:print-date>2007-10-22T13:08:33</meta:print-date>
    <dc:language>pt-BR</dc:language>
    <meta:editing-cycles>61</meta:editing-cycles>
    <meta:editing-duration>PT4H41M10S</meta:editing-duration>
    <meta:document-statistic meta:table-count="1" meta:image-count="0" meta:object-count="0" meta:page-count="1" meta:paragraph-count="102" meta:word-count="368" meta:character-count="1873" meta:non-whitespace-character-count="1584"/>
    <meta:user-defined meta:name="Info 1"/>
    <meta:user-defined meta:name="Info 2"/>
    <meta:user-defined meta:name="Info 3"/>
    <meta:user-defined meta:name="Info 4"/>
  </office:meta>
</office:document-meta>
</file>